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Droid Sans Mono" fo:font-size="10.5pt" fo:font-weight="normal" officeooo:rsid="0001a5f0" officeooo:paragraph-rsid="0001a5f0" fo:background-color="#1e1e1e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use-window-font-color="true" style:font-name="Droid Sans Fallback" fo:font-size="10.5pt" officeooo:rsid="0001a5f0" officeooo:paragraph-rsid="0001a5f0" fo:background-color="transparent" style:font-size-asian="10.5pt" style:font-size-complex="10.5pt"/>
    </style:style>
    <style:style style:name="P3" style:family="paragraph" style:parent-style-name="Standard">
      <style:text-properties style:use-window-font-color="true" style:font-name="Droid Sans Fallback" fo:font-size="10.5pt" officeooo:paragraph-rsid="0001a5f0" fo:background-color="transparent" style:font-size-asian="10.5pt" style:font-size-complex="10.5pt"/>
    </style:style>
    <style:style style:name="P4" style:family="paragraph" style:parent-style-name="Standard">
      <style:text-properties style:use-window-font-color="true" style:font-name="Droid Sans Fallback" fo:font-size="10.5pt" fo:font-weight="bold" officeooo:rsid="0001a5f0" officeooo:paragraph-rsid="0001a5f0" fo:background-color="transparent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use-window-font-color="true" style:font-name="Droid Sans Fallback" fo:font-size="10.5pt" fo:font-weight="normal" officeooo:rsid="0001a5f0" officeooo:paragraph-rsid="0001a5f0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use-window-font-color="true" style:font-name="Droid Sans Fallback" fo:font-size="10.5pt" fo:font-style="italic" officeooo:rsid="0001a5f0" officeooo:paragraph-rsid="0001a5f0" fo:background-color="transparent" style:font-size-asian="10.5pt" style:font-style-asian="italic" style:font-size-complex="10.5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a5f0" style:font-style-asian="italic" style:font-style-complex="italic"/>
    </style:style>
    <style:style style:name="T3" style:family="text">
      <style:text-properties fo:font-style="italic" fo:font-weight="normal" style:font-style-asian="italic" style:font-style-complex="italic"/>
    </style:style>
    <style:style style:name="T4" style:family="text">
      <style:text-properties fo:color="#dcdcaa"/>
    </style:style>
    <style:style style:name="T5" style:family="text">
      <style:text-properties fo:color="#569cd6"/>
    </style:style>
    <style:style style:name="T6" style:family="text">
      <style:text-properties officeooo:rsid="00032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rnel execution path:</text:p>
      <text:p text:style-name="P2"/>
      <text:p text:style-name="P2">GOAL: get rid of PAgent &lt;- these are SVM pointers</text:p>
      <text:p text:style-name="P2"/>
      <text:p text:style-name="P4">Entry</text:p>
      <text:p text:style-name="P4">computeNewVelocity(__global Agent* agents, __global PAgent* agentsForTree, __global AgentTreeNode* agentTree_, float timeStep)</text:p>
      <text:p text:style-name="P4"/>
      <text:p text:style-name="P5">agents – agentsBuffer</text:p>
      <text:p text:style-name="P5">agentsForTree – treeBuffer</text:p>
      <text:p text:style-name="P5"/>
      <text:p text:style-name="P5">changed to:</text:p>
      <text:p text:style-name="P1"><text:span text:style-name="T5">void</text:span> <text:span text:style-name="T4">computeNewVelocity</text:span>(__global Agent* agents, __global AgentTreeNode* agentTree_, <text:span text:style-name="T5">float</text:span> timeStep)</text:p>
      <text:p text:style-name="P5"/>
      <text:p text:style-name="P5">removing agentsForTree - kdTree-&gt;agents_</text:p>
      <text:p text:style-name="P5"><text:s/><text:span text:style-name="T6">why?</text:span></text:p>
      <text:p text:style-name="P5"/>
      <text:p text:style-name="P4"/>
      <text:p text:style-name="P2">calls: <text:span text:style-name="T1">computeAgentNeighbors(agent, agentsForTree, agentTree_)</text:span></text:p>
      <text:p text:style-name="P6"/>
      <text:p text:style-name="P3"><text:span text:style-name="T2">agent - </text:span><text:span text:style-name="T3">&amp;agents[get_global_id(0)];</text:span></text:p>
      <text:p text:style-name="P6">agents - </text:p>
      <text:p text:style-name="P2"/>
      <text:p text:style-name="P2"/>
      <text:p text:style-name="P2">void computeAgentNeighbors(__global Agent* agent, __global PAgent *agents, __global AgentTreeNode* agentTree_)</text:p>
      <text:p text:style-name="P2">if (agent-&gt;maxNeighbors_ &gt; 0) {</text:p>
      <text:p text:style-name="P2"><text:s text:c="4"/>rangeSq = sqr(agent-&gt;neighborDist_);</text:p>
      <text:p text:style-name="P2"><text:s text:c="4"/>queryAgentTreeRecursive(agents, agent, agentTree_, &amp;rangeSq, 0);</text:p>
      <text:p text:style-name="P2">}</text:p>
      <text:p text:style-name="P2">As maxNeighbors are set to the default (10), this conditional always evaluates to true.</text:p>
      <text:p text:style-name="P2"/>
      <text:p text:style-name="P2"/>
      <text:p text:style-name="P2">queryAgentTreeRecursive(__global PAgent* agents_, __global Agent *agent, __global AgentTreeNode* agentTree_, float* rangeSq, uint node)</text:p>
      <text:p text:style-name="P2">calls: insertAgentNeighbor(agent, agents_[i].value, rangeSq)</text:p>
      <text:p text:style-name="P2"/>
      <text:p text:style-name="P2">QUESTION: agents_ is of type Agent** which should just point to the agents_ array? why is it supplied twice? redundancy?</text:p>
      <text:p text:style-name="P2">ANSWER: The agents_ array passed to the kernel is simply a buffer that has had the agents_ array copied to it. </text:p>
      <text:p text:style-name="P2">kdTree-&gt;agents_ is a pointer to the actual agents_ array. Effectively the same thing, as agents_ is just an array of pointers.</text:p>
      <text:p text:style-name="P2">We can actually get rid of this as we do pass the actual array over...</text:p>
      <text:p text:style-name="P2"/>
      <text:p text:style-name="P2">insertAgentNeighbor(__global Agent *thisAgent, __global const Agent *agent, float *rangeSq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6:52:56.819901939</meta:creation-date>
    <dc:date>2017-06-05T20:01:27.968246779</dc:date>
    <meta:editing-duration>PT1H56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95" meta:character-count="1559" meta:non-whitespace-character-count="1377"/>
  </office:meta>
</office:document-meta>
</file>